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0.9874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722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6598in"/>
    </style:style>
    <style:style style:name="co11" style:family="table-column">
      <style:table-column-properties fo:break-before="auto" style:column-width="1.0957in"/>
    </style:style>
    <style:style style:name="co12" style:family="table-column">
      <style:table-column-properties fo:break-before="auto" style:column-width="1.5937in"/>
    </style:style>
    <style:style style:name="co13" style:family="table-column">
      <style:table-column-properties fo:break-before="auto" style:column-width="1.0457in"/>
    </style:style>
    <style:style style:name="co14" style:family="table-column">
      <style:table-column-properties fo:break-before="auto" style:column-width="0.9835in"/>
    </style:style>
    <style:style style:name="co15" style:family="table-column">
      <style:table-column-properties fo:break-before="auto" style:column-width="4.188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Low_Tau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office:value-type="string" table:number-columns-spanned="12" table:number-rows-spanned="1">
            <text:p>Mu = {0,2,4} | Sigma = 1| Tau = 0.1 | 20 Simulations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>
            <text:p>Alpha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string">
            <text:p>{0.1,0.3}</text:p>
          </table:table-cell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88 (0.116)</text:p>
          </table:table-cell>
          <table:table-cell office:value-type="string">
            <text:p>0.038 (0.105)</text:p>
          </table:table-cell>
          <table:table-cell office:value-type="string">
            <text:p>0.088 (0.115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087 (0.099)</text:p>
          </table:table-cell>
          <table:table-cell office:value-type="string">
            <text:p>0.019 (0.075)</text:p>
          </table:table-cell>
          <table:table-cell office:value-type="string">
            <text:p>0.084 (0.097)</text:p>
          </table:table-cell>
          <table:table-cell/>
        </table:table-row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Euclidian</text:p>
          </table:table-cell>
          <table:table-cell office:value-type="string">
            <text:p>Entropy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083 (0.107)</text:p>
          </table:table-cell>
          <table:table-cell office:value-type="string">
            <text:p>0.026 (0.095)</text:p>
          </table:table-cell>
          <table:table-cell office:value-type="string">
            <text:p>0.080 (0.106)</text:p>
          </table:table-cell>
          <table:table-cell office:value-type="string">
            <text:p>Similiar to Spectral RBF / K-Means / Ward</text:p>
          </table:table-cell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39 (0.055)</text:p>
          </table:table-cell>
          <table:table-cell office:value-type="string">
            <text:p>0.000 (0.068)</text:p>
          </table:table-cell>
          <table:table-cell office:value-type="string">
            <text:p>0.039 (0.055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37 (0.057)</text:p>
          </table:table-cell>
          <table:table-cell office:value-type="string">
            <text:p>-</text:p>
          </table:table-cell>
          <table:table-cell office:value-type="string">
            <text:p>0.037 (0.056)</text:p>
          </table:table-cell>
          <table:table-cell/>
        </table:table-row>
        <table:table-row table:style-name="ro1">
          <table:table-cell table:style-name="ce2" office:value-type="string">
            <text:p>{0.1,0.5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EDR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088 (0.087)</text:p>
          </table:table-cell>
          <table:table-cell table:style-name="ce2" office:value-type="string">
            <text:p>0.027 (0.078)</text:p>
          </table:table-cell>
          <table:table-cell table:style-name="ce2" office:value-type="string">
            <text:p>0.083 (0.086)</text:p>
          </table:table-cell>
          <table:table-cell table:style-name="ce2"/>
        </table:table-row>
        <table:table-row table:style-name="ro1">
          <table:table-cell/>
          <table:table-cell table:style-name="ce4" office:value-type="string">
            <text:p>Spectral</text:p>
          </table:table-cell>
          <table:table-cell office:value-type="string">
            <text:p>Overlap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066 (0.051)</text:p>
          </table:table-cell>
          <table:table-cell office:value-type="string">
            <text:p>0.026 (0.062)</text:p>
          </table:table-cell>
          <table:table-cell office:value-type="string">
            <text:p>0.065 (0.050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47 (0.064)</text:p>
          </table:table-cell>
          <table:table-cell office:value-type="string">
            <text:p>0.002 (0.067)</text:p>
          </table:table-cell>
          <table:table-cell office:value-type="string">
            <text:p>0.047 (0.063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30 (0.045)</text:p>
          </table:table-cell>
          <table:table-cell office:value-type="string">
            <text:p>-</text:p>
          </table:table-cell>
          <table:table-cell office:value-type="string">
            <text:p>0.030 (0.045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29 (0.045)</text:p>
          </table:table-cell>
          <table:table-cell office:value-type="string">
            <text:p>-</text:p>
          </table:table-cell>
          <table:table-cell office:value-type="string">
            <text:p>0.029 (0.045)</text:p>
          </table:table-cell>
          <table:table-cell/>
        </table:table-row>
        <table:table-row table:style-name="ro1">
          <table:table-cell table:style-name="ce2" office:value-type="string">
            <text:p>{0.1,0.7}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Euclidian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087 (0.038)</text:p>
          </table:table-cell>
          <table:table-cell table:style-name="ce2" office:value-type="string">
            <text:p>0.007 (0.039)</text:p>
          </table:table-cell>
          <table:table-cell table:style-name="ce2" office:value-type="string">
            <text:p>0.076 (0.034)</text:p>
          </table:table-cell>
          <table:table-cell table:style-name="ce2"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Category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081 (0.076)</text:p>
          </table:table-cell>
          <table:table-cell office:value-type="string">
            <text:p>0.013 (0.044)</text:p>
          </table:table-cell>
          <table:table-cell office:value-type="string">
            <text:p>0.078 (0.072)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K-Means</text:p>
          </table:table-cell>
          <table:table-cell table:style-name="ce4" office:value-type="string">
            <text:p>Euclidian</text:p>
          </table:table-cell>
          <table:table-cell table:style-name="ce4" office:value-type="string">
            <text:p>Entropy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0.070 (0.074)</text:p>
          </table:table-cell>
          <table:table-cell table:style-name="ce4" office:value-type="string">
            <text:p>0.014 (0.061)</text:p>
          </table:table-cell>
          <table:table-cell table:style-name="ce4" office:value-type="string">
            <text:p>0.068 (0.072)</text:p>
          </table:table-cell>
          <table:table-cell table:style-name="ce4"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48 (0.054)</text:p>
          </table:table-cell>
          <table:table-cell office:value-type="string">
            <text:p>0.003 (0.063)</text:p>
          </table:table-cell>
          <table:table-cell office:value-type="string">
            <text:p>0.047(0.053)</text:p>
          </table:table-cell>
          <table:table-cell office:value-type="string">
            <text:p>Spectral Euclidian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41 (0.071)</text:p>
          </table:table-cell>
          <table:table-cell office:value-type="string">
            <text:p>-</text:p>
          </table:table-cell>
          <table:table-cell office:value-type="string">
            <text:p>0.041 (0.071)</text:p>
          </table:table-cell>
          <table:table-cell/>
        </table:table-row>
        <table:table-row table:style-name="ro1">
          <table:table-cell table:style-name="ce2" office:value-type="string">
            <text:p>{0.1,0.9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Cosine</text:p>
          </table:table-cell>
          <table:table-cell table:style-name="ce2" office:value-type="string">
            <text:p>Choices</text:p>
          </table:table-cell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0.180 (0.110)</text:p>
          </table:table-cell>
          <table:table-cell table:style-name="ce2" office:value-type="string">
            <text:p>0.069 (0.081)</text:p>
          </table:table-cell>
          <table:table-cell table:style-name="ce2" office:value-type="string">
            <text:p>0.175 (0.109)</text:p>
          </table:table-cell>
          <table:table-cell table:style-name="ce2"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161 (0.125)</text:p>
          </table:table-cell>
          <table:table-cell office:value-type="string">
            <text:p>0.097 (0.129)</text:p>
          </table:table-cell>
          <table:table-cell office:value-type="string">
            <text:p>0.159 (0.124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142 (0.127)</text:p>
          </table:table-cell>
          <table:table-cell office:value-type="string">
            <text:p>0.049 (0.097)</text:p>
          </table:table-cell>
          <table:table-cell office:value-type="string">
            <text:p>0.139 (0.126)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Average</text:p>
          </table:table-cell>
          <table:table-cell table:style-name="ce4" office:value-type="string">
            <text:p>Euclidian</text:p>
          </table:table-cell>
          <table:table-cell table:style-name="ce4" office:value-type="string">
            <text:p>Entropy-Block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0.115 (0.034)</text:p>
          </table:table-cell>
          <table:table-cell table:style-name="ce4" office:value-type="string">
            <text:p>0.008 (0.016)</text:p>
          </table:table-cell>
          <table:table-cell table:style-name="ce4" office:value-type="string">
            <text:p>0.100 (0.037)</text:p>
          </table:table-cell>
          <table:table-cell table:style-name="ce4"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58 (0.108)</text:p>
          </table:table-cell>
          <table:table-cell office:value-type="string">
            <text:p>0.016 (0.115)</text:p>
          </table:table-cell>
          <table:table-cell office:value-type="string">
            <text:p>0.058 (0.108)</text:p>
          </table:table-cell>
          <table:table-cell/>
        </table:table-row>
        <table:table-row table:style-name="ro1">
          <table:table-cell table:style-name="ce2" office:value-type="string">
            <text:p>{0.5, 0.9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Cosine</text:p>
          </table:table-cell>
          <table:table-cell table:style-name="ce2" office:value-type="string">
            <text:p>Choices</text:p>
          </table:table-cell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0.169 (0.125)</text:p>
          </table:table-cell>
          <table:table-cell table:style-name="ce2" office:value-type="string">
            <text:p>0.075 (0.097)</text:p>
          </table:table-cell>
          <table:table-cell table:style-name="ce2" office:value-type="string">
            <text:p>0.164 (0.126)</text:p>
          </table:table-cell>
          <table:table-cell table:style-name="ce2"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158 (0.184)</text:p>
          </table:table-cell>
          <table:table-cell office:value-type="string">
            <text:p>0.111 (0.188)</text:p>
          </table:table-cell>
          <table:table-cell office:value-type="string">
            <text:p>0.157 (0.184)</text:p>
          </table:table-cell>
          <table:table-cell office:value-type="string">
            <text:p>K-Means Entorpy</text:p>
          </table:table-cell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150 (0.138)</text:p>
          </table:table-cell>
          <table:table-cell office:value-type="string">
            <text:p>0.103 (0.149)</text:p>
          </table:table-cell>
          <table:table-cell office:value-type="string">
            <text:p>0.148 (0.137)</text:p>
          </table:table-cell>
          <table:table-cell/>
        </table:table-row>
        <table:table-row table:style-name="ro1">
          <table:table-cell/>
          <table:table-cell office:value-type="string">
            <text:p>Average</text:p>
          </table:table-cell>
          <table:table-cell office:value-type="string">
            <text:p>Euclidian</text:p>
          </table:table-cell>
          <table:table-cell office:value-type="string">
            <text:p>Entropy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104 (0.040)</text:p>
          </table:table-cell>
          <table:table-cell office:value-type="string">
            <text:p>0.003 (0.014)</text:p>
          </table:table-cell>
          <table:table-cell office:value-type="string">
            <text:p>0.091 (0.038)</text:p>
          </table:table-cell>
          <table:table-cell office:value-type="string">
            <text:p>Spectral Warp E-Block similar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77 (0.097)</text:p>
          </table:table-cell>
          <table:table-cell office:value-type="string">
            <text:p>0.047 (0.125)</text:p>
          </table:table-cell>
          <table:table-cell office:value-type="string">
            <text:p>0.077 (0.097)</text:p>
          </table:table-cell>
          <table:table-cell/>
        </table:table-row>
        <table:table-row table:style-name="ro1">
          <table:table-cell table:style-name="ce2" table:number-columns-repeated="13"/>
        </table:table-row>
        <table:table-row table:style-name="ro1">
          <table:table-cell table:style-name="ce4" table:number-columns-repeated="13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id_Tau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table:number-columns-spanned="12" table:number-rows-spanned="1">
            <text:p>Mu = {0,2,4} | Sigma = 1| Tau = 0.5 | 20 Simulations</text:p>
          </table:table-cell>
          <table:covered-table-cell table:number-columns-repeated="11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>
            <text:p>Alpha</text:p>
          </table:table-cell>
          <table:table-cell table:style-name="ce5" office:value-type="string">
            <text:p>Method</text:p>
          </table:table-cell>
          <table:table-cell table:style-name="ce5" office:value-type="string">
            <text:p>Similarity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Choices</text:p>
          </table:table-cell>
          <table:table-cell table:style-name="ce5" office:value-type="string">
            <text:p>BBC </text:p>
          </table:table-cell>
          <table:table-cell table:style-name="ce5" office:value-type="string">
            <text:p>Entropy </text:p>
          </table:table-cell>
          <table:table-cell table:style-name="ce5" office:value-type="string">
            <text:p>Entropy Block</text:p>
          </table:table-cell>
          <table:table-cell table:style-name="ce5" office:value-type="string">
            <text:p>Concat</text:p>
          </table:table-cell>
          <table:table-cell table:style-name="ce5" office:value-type="string">
            <text:p>Normal. MI</text:p>
          </table:table-cell>
          <table:table-cell table:style-name="ce5" office:value-type="string">
            <text:p>RI</text:p>
          </table:table-cell>
          <table:table-cell table:style-name="ce5" office:value-type="string">
            <text:p>V-Measure</text:p>
          </table:table-cell>
          <table:table-cell table:style-name="ce5" office:value-type="string">
            <text:p>Comment</text:p>
          </table:table-cell>
        </table:table-row>
        <table:table-row table:style-name="ro2">
          <table:table-cell table:style-name="ce2" office:value-type="string">
            <text:p>{0.1,0.3}</text:p>
          </table:table-cell>
          <table:table-cell table:style-name="ce2" office:value-type="string">
            <text:p>Ward</text:p>
          </table:table-cell>
          <table:table-cell table:style-name="ce2" office:value-type="string">
            <text:p>Euclidian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139 (0.109)</text:p>
          </table:table-cell>
          <table:table-cell table:style-name="ce2" office:value-type="string">
            <text:p>0.088 (0.095)</text:p>
          </table:table-cell>
          <table:table-cell table:style-name="ce2" office:value-type="string">
            <text:p>0.137 (0.109)</text:p>
          </table:table-cell>
          <table:table-cell table:style-name="ce9" office:value-type="string">
            <text:p>Similiar to Complete / Spectral DTW / Spectral RBF</text:p>
          </table:table-cell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Overlap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103 (0.019)</text:p>
          </table:table-cell>
          <table:table-cell table:style-name="ce3" office:value-type="string">
            <text:p>0.002 (0.007)</text:p>
          </table:table-cell>
          <table:table-cell table:style-name="ce3" office:value-type="string">
            <text:p>0.087 (0.020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Complete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Bad-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089 (0.057)</text:p>
          </table:table-cell>
          <table:table-cell table:style-name="ce8" office:value-type="string">
            <text:p>0.005 (0.019)</text:p>
          </table:table-cell>
          <table:table-cell table:style-name="ce3" office:value-type="string">
            <text:p>0.081 (0.052)</text:p>
          </table:table-cell>
          <table:table-cell office:value-type="string">
            <text:p>Average</text:p>
          </table:table-cell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077 (0.085)</text:p>
          </table:table-cell>
          <table:table-cell table:style-name="ce3" office:value-type="string">
            <text:p>0.035 (0.095)</text:p>
          </table:table-cell>
          <table:table-cell table:style-name="ce3" office:value-type="string">
            <text:p>0.077 (0.084)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K-Means</text:p>
          </table:table-cell>
          <table:table-cell table:style-name="ce4" office:value-type="string">
            <text:p>Euclidian</text:p>
          </table:table-cell>
          <table:table-cell table:style-name="ce4" office:value-type="string">
            <text:p>Concat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office:value-type="string">
            <text:p>0.029 (0.047)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.029 (0.047)</text:p>
          </table:table-cell>
          <table:table-cell table:style-name="ce10" office:value-type="string">
            <text:p>Last</text:p>
          </table:table-cell>
        </table:table-row>
        <table:table-row table:style-name="ro1">
          <table:table-cell table:style-name="ce2" office:value-type="string">
            <text:p>{0.1,0.5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RBF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214 (0.158)</text:p>
          </table:table-cell>
          <table:table-cell table:style-name="ce2" office:value-type="string">
            <text:p>0.195 (0.174)</text:p>
          </table:table-cell>
          <table:table-cell table:style-name="ce2" office:value-type="string">
            <text:p>0.213 (0.158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104 (0.089)</text:p>
          </table:table-cell>
          <table:table-cell table:style-name="ce3" office:value-type="string">
            <text:p>0.067 (0.097)</text:p>
          </table:table-cell>
          <table:table-cell table:style-name="ce3" office:value-type="string">
            <text:p>0.104 (0.089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Bad-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098 (0.096)</text:p>
          </table:table-cell>
          <table:table-cell table:style-name="ce3" office:value-type="string">
            <text:p>0.071 (0.120)</text:p>
          </table:table-cell>
          <table:table-cell table:style-name="ce3" office:value-type="string">
            <text:p>0.098 (0.096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Overlap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095 (0.033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0.081 (0.030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051 (0.051)</text:p>
          </table:table-cell>
          <table:table-cell table:style-name="ce3" office:value-type="string">
            <text:p>0.012 (0.062)</text:p>
          </table:table-cell>
          <table:table-cell table:style-name="ce3" office:value-type="string">
            <text:p>0.051 (0.051)</text:p>
          </table:table-cell>
          <table:table-cell/>
        </table:table-row>
        <table:table-row table:style-name="ro1">
          <table:table-cell table:style-name="ce2" office:value-type="string">
            <text:p>{0.1,0.7}</text:p>
          </table:table-cell>
          <table:table-cell table:style-name="ce2" office:value-type="string">
            <text:p>Ward</text:p>
          </table:table-cell>
          <table:table-cell table:style-name="ce2" office:value-type="string">
            <text:p>Euclidian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208 (0.111)</text:p>
          </table:table-cell>
          <table:table-cell table:style-name="ce2" office:value-type="string">
            <text:p>0.181 (0.127)</text:p>
          </table:table-cell>
          <table:table-cell table:style-name="ce2" office:value-type="string">
            <text:p>0.207 (0.111)</text:p>
          </table:table-cell>
          <table:table-cell table:style-name="ce9"/>
        </table:table-row>
        <table:table-row table:style-name="ro1">
          <table:table-cell table:style-name="ce4"/>
          <table:table-cell table:style-name="ce4" office:value-type="string">
            <text:p>Spectral</text:p>
          </table:table-cell>
          <table:table-cell table:style-name="ce4" office:value-type="string">
            <text:p>Cosine</text:p>
          </table:table-cell>
          <table:table-cell table:style-name="ce4" office:value-type="string">
            <text:p>Entropy 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0.199 (0.122)</text:p>
          </table:table-cell>
          <table:table-cell table:style-name="ce4" office:value-type="string">
            <text:p>0.128 (0.110)</text:p>
          </table:table-cell>
          <table:table-cell table:style-name="ce4" office:value-type="string">
            <text:p>0.197 (0.121)</text:p>
          </table:table-cell>
          <table:table-cell table:style-name="ce10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Bad-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197 (0.117)</text:p>
          </table:table-cell>
          <table:table-cell table:style-name="ce3" office:value-type="string">
            <text:p>0.052 (0.115)</text:p>
          </table:table-cell>
          <table:table-cell table:style-name="ce3" office:value-type="string">
            <text:p>0.095 (0.116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Overlap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095 (0.019)</text:p>
          </table:table-cell>
          <table:table-cell table:style-name="ce3" office:value-type="string">
            <text:p>0.005 (0.026)</text:p>
          </table:table-cell>
          <table:table-cell table:style-name="ce3" office:value-type="string">
            <text:p>0.080 (0.018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061 (0.060)</text:p>
          </table:table-cell>
          <table:table-cell table:style-name="ce3" office:value-type="string">
            <text:p>0.019 (0.063)</text:p>
          </table:table-cell>
          <table:table-cell table:style-name="ce3" office:value-type="string">
            <text:p>0.061 (0.059)</text:p>
          </table:table-cell>
          <table:table-cell/>
        </table:table-row>
        <table:table-row table:style-name="ro1">
          <table:table-cell table:style-name="ce2" office:value-type="string">
            <text:p>{0.1,0.9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RBF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250 (0.167)</text:p>
          </table:table-cell>
          <table:table-cell table:style-name="ce2" office:value-type="string">
            <text:p>0.225 (0.185)</text:p>
          </table:table-cell>
          <table:table-cell table:style-name="ce2" office:value-type="string">
            <text:p>0.249 (0.167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113 (0.140)</text:p>
          </table:table-cell>
          <table:table-cell table:style-name="ce3" office:value-type="string">
            <text:p>0.061 (0.143)</text:p>
          </table:table-cell>
          <table:table-cell table:style-name="ce3" office:value-type="string">
            <text:p>0.111 (0.139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Overlap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096 (0.023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0.081 (0.021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Average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Bad-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096 (0.062)</text:p>
          </table:table-cell>
          <table:table-cell table:style-name="ce3" office:value-type="string">
            <text:p>0.004 (0.020)</text:p>
          </table:table-cell>
          <table:table-cell table:style-name="ce3" office:value-type="string">
            <text:p>0.085 (0.059)</text:p>
          </table:table-cell>
          <table:table-cell office:value-type="string">
            <text:p>Spectral Cosine</text:p>
          </table:table-cell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092 (0.124)</text:p>
          </table:table-cell>
          <table:table-cell table:style-name="ce3" office:value-type="string">
            <text:p>0.049 (0.128)</text:p>
          </table:table-cell>
          <table:table-cell table:style-name="ce3" office:value-type="string">
            <text:p>0.092 (0.124)</text:p>
          </table:table-cell>
          <table:table-cell/>
        </table:table-row>
        <table:table-row table:style-name="ro1">
          <table:table-cell table:style-name="ce2" office:value-type="string">
            <text:p>{0.5,0.9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101 (0.129)</text:p>
          </table:table-cell>
          <table:table-cell table:style-name="ce2" office:value-type="string">
            <text:p>0.080 (0.167)</text:p>
          </table:table-cell>
          <table:table-cell table:style-name="ce2" office:value-type="string">
            <text:p>0.101 (0.129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Overlap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094 (0.013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0.079 (0.010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079 (0.098)</text:p>
          </table:table-cell>
          <table:table-cell table:style-name="ce3" office:value-type="string">
            <text:p>0.050 (0.126)</text:p>
          </table:table-cell>
          <table:table-cell table:style-name="ce3" office:value-type="string">
            <text:p>0.079 (0.098)</text:p>
          </table:table-cell>
          <table:table-cell office:value-type="string">
            <text:p>Spectral RBF</text:p>
          </table:table-cell>
        </table:table-row>
        <table:table-row table:style-name="ro1">
          <table:table-cell table:style-name="ce3"/>
          <table:table-cell table:style-name="ce3" office:value-type="string">
            <text:p>Complete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Bad-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078 (0.066)</text:p>
          </table:table-cell>
          <table:table-cell table:style-name="ce3" office:value-type="string">
            <text:p>0.004 (0.030)</text:p>
          </table:table-cell>
          <table:table-cell table:style-name="ce3" office:value-type="string">
            <text:p>0.071 (0.063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063 (0.072)</text:p>
          </table:table-cell>
          <table:table-cell table:style-name="ce3" office:value-type="string">
            <text:p>0.028 (0.093)</text:p>
          </table:table-cell>
          <table:table-cell table:style-name="ce3" office:value-type="string">
            <text:p>0.062 (0.072)</text:p>
          </table:table-cell>
          <table:table-cell/>
        </table:table-row>
        <table:table-row table:style-name="ro1">
          <table:table-cell table:style-name="ce2" table:number-columns-repeated="12"/>
          <table:table-cell table:style-name="ce9"/>
        </table:table-row>
        <table:table-row table:style-name="ro1" table:number-rows-repeated="3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>
          <table:table-cell table:style-name="ce2"/>
          <table:table-cell table:style-name="ce5"/>
          <table:table-cell table:style-name="ce2" table:number-columns-repeated="10"/>
          <table:table-cell table:style-name="ce9"/>
        </table:table-row>
        <table:table-row table:style-name="ro1">
          <table:table-cell table:number-columns-repeated="4"/>
          <table:table-cell table:style-name="ce3" table:number-columns-repeated="4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3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47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 table:number-rows-repeated="104848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alpha" table:style-name="ta1" table:print="false">
        <table:table-column table:style-name="co1" table:number-columns-repeated="12" table:default-cell-style-name="ce3"/>
        <table:table-column table:style-name="co1" table:default-cell-style-name="Default"/>
        <table:table-row table:style-name="ro1">
          <table:table-cell table:style-name="Default" office:value-type="string" table:number-columns-spanned="12" table:number-rows-spanned="1">
            <text:p>Mu = {0,2,4} | Sigma = 1| Alpha = 1 | 20 Simulations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1" office:value-type="string">
            <text:p>Tau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string">
            <text:p>{0.1, 0.3}</text:p>
          </table:table-cell>
          <table:table-cell office:value-type="string">
            <text:p>Spectral </text:p>
          </table:table-cell>
          <table:table-cell office:value-type="string">
            <text:p>Overlap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103 (0.019)</text:p>
          </table:table-cell>
          <table:table-cell office:value-type="string">
            <text:p>0.002 (0.007)</text:p>
          </table:table-cell>
          <table:table-cell office:value-type="string">
            <text:p>0.087 (0.020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96 (0.061)</text:p>
          </table:table-cell>
          <table:table-cell office:value-type="string">
            <text:p>0.016 (0.049)</text:p>
          </table:table-cell>
          <table:table-cell office:value-type="string">
            <text:p>0.088 (0.059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068 (0.080)</text:p>
          </table:table-cell>
          <table:table-cell office:value-type="string">
            <text:p>0.008 (0.085)</text:p>
          </table:table-cell>
          <table:table-cell office:value-type="string">
            <text:p>0.063 (0.078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43 (0.067)</text:p>
          </table:table-cell>
          <table:table-cell office:value-type="string">
            <text:p>-</text:p>
          </table:table-cell>
          <table:table-cell office:value-type="string">
            <text:p>0.043 (0.067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36 (0.041)</text:p>
          </table:table-cell>
          <table:table-cell office:value-type="string">
            <text:p><text:s/>- </text:p>
          </table:table-cell>
          <table:table-cell office:value-type="string">
            <text:p>0.036 (0.041)</text:p>
          </table:table-cell>
          <table:table-cell/>
        </table:table-row>
        <table:table-row table:style-name="ro1">
          <table:table-cell table:style-name="ce2" office:value-type="string">
            <text:p>{0.1, 0.5}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Euclidian </text:p>
          </table:table-cell>
          <table:table-cell table:style-name="ce2" office:value-type="string">
            <text:p>Bad-Choice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0.133 (0.115)</text:p>
          </table:table-cell>
          <table:table-cell table:style-name="ce2" office:value-type="string">
            <text:p>0.040 (0.077)</text:p>
          </table:table-cell>
          <table:table-cell table:style-name="ce2" office:value-type="string">
            <text:p>0.127 (0.115)</text:p>
          </table:table-cell>
          <table:table-cell table:style-name="ce9" office:value-type="string">
            <text:p>Complete Bad-Choice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112 (0.124)</text:p>
          </table:table-cell>
          <table:table-cell office:value-type="string">
            <text:p>0.035 (0.085)</text:p>
          </table:table-cell>
          <table:table-cell office:value-type="string">
            <text:p>0.110 (0.122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uclidian 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103 (0.096)</text:p>
          </table:table-cell>
          <table:table-cell office:value-type="string">
            <text:p>0.060 (0.092)</text:p>
          </table:table-cell>
          <table:table-cell office:value-type="string">
            <text:p>0.103 (0.095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80 (0.088)</text:p>
          </table:table-cell>
          <table:table-cell office:value-type="string">
            <text:p>0.038 (0.092)</text:p>
          </table:table-cell>
          <table:table-cell office:value-type="string">
            <text:p>0.080 (0.088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79 (0.097)</text:p>
          </table:table-cell>
          <table:table-cell office:value-type="string">
            <text:p>0.034 (0.088)</text:p>
          </table:table-cell>
          <table:table-cell office:value-type="string">
            <text:p>0.079 (0.096)</text:p>
          </table:table-cell>
          <table:table-cell/>
        </table:table-row>
        <table:table-row table:style-name="ro1">
          <table:table-cell table:style-name="ce2" office:value-type="string">
            <text:p>{0.1, 0.7}</text:p>
          </table:table-cell>
          <table:table-cell table:style-name="ce2" office:value-type="string">
            <text:p>Spectral 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361 (0.200)</text:p>
          </table:table-cell>
          <table:table-cell table:style-name="ce2" office:value-type="string">
            <text:p>0.352 (0.211)</text:p>
          </table:table-cell>
          <table:table-cell table:style-name="ce2" office:value-type="string">
            <text:p>0.361 (0.200)</text:p>
          </table:table-cell>
          <table:table-cell table:style-name="ce9"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223 (0.083)</text:p>
          </table:table-cell>
          <table:table-cell office:value-type="string">
            <text:p>0.087 (0.080)</text:p>
          </table:table-cell>
          <table:table-cell office:value-type="string">
            <text:p>0.217 (0.086)</text:p>
          </table:table-cell>
          <table:table-cell/>
        </table:table-row>
        <table:table-row table:style-name="ro1">
          <table:table-cell/>
          <table:table-cell office:value-type="string">
            <text:p>Ward</text:p>
          </table:table-cell>
          <table:table-cell office:value-type="string">
            <text:p>Euclidian 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195 (0.143)</text:p>
          </table:table-cell>
          <table:table-cell office:value-type="string">
            <text:p>0.103 (0.135)</text:p>
          </table:table-cell>
          <table:table-cell office:value-type="string">
            <text:p>0.192 (0.143)</text:p>
          </table:table-cell>
          <table:table-cell office:value-type="string">
            <text:p>Spectral E-Block RBF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167 (0.123)</text:p>
          </table:table-cell>
          <table:table-cell office:value-type="string">
            <text:p>0.064 (0.114)</text:p>
          </table:table-cell>
          <table:table-cell office:value-type="string">
            <text:p>0.161 (0.123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157 (0.127)</text:p>
          </table:table-cell>
          <table:table-cell office:value-type="string">
            <text:p>0.060 (0.116)</text:p>
          </table:table-cell>
          <table:table-cell office:value-type="string">
            <text:p>0.151 (0.127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DTW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105 (0.140)</text:p>
          </table:table-cell>
          <table:table-cell office:value-type="string">
            <text:p>0.087 (0.179)</text:p>
          </table:table-cell>
          <table:table-cell office:value-type="string">
            <text:p>0.105 (0.140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102 (0.183)</text:p>
          </table:table-cell>
          <table:table-cell office:value-type="string">
            <text:p>0.063 (0.201)</text:p>
          </table:table-cell>
          <table:table-cell office:value-type="string">
            <text:p>0.101 (0.183)</text:p>
          </table:table-cell>
          <table:table-cell/>
        </table:table-row>
        <table:table-row table:style-name="ro1">
          <table:table-cell table:style-name="ce2" office:value-type="string">
            <text:p>{0.1, 1.0}</text:p>
          </table:table-cell>
          <table:table-cell table:style-name="ce2" office:value-type="string">
            <text:p>Spectral 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792 (0.174)</text:p>
          </table:table-cell>
          <table:table-cell table:style-name="ce2" office:value-type="string">
            <text:p>0.808 (0.170)</text:p>
          </table:table-cell>
          <table:table-cell table:style-name="ce2" office:value-type="string">
            <text:p>0.792 (0.174)</text:p>
          </table:table-cell>
          <table:table-cell table:style-name="ce9"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RBF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692 (0.164)</text:p>
          </table:table-cell>
          <table:table-cell office:value-type="string">
            <text:p>0.692 (0.184)</text:p>
          </table:table-cell>
          <table:table-cell office:value-type="string">
            <text:p>0.692 (0.164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606 (0.188)</text:p>
          </table:table-cell>
          <table:table-cell office:value-type="string">
            <text:p>0.578 (0.233)</text:p>
          </table:table-cell>
          <table:table-cell office:value-type="string">
            <text:p>0.606 (0.189)</text:p>
          </table:table-cell>
          <table:table-cell office:value-type="string">
            <text:p>Ward (very similiar) Spectral E-Block Euclidian Slightly worse</text:p>
          </table:table-cell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280 (0.198)</text:p>
          </table:table-cell>
          <table:table-cell office:value-type="string">
            <text:p>0.201 (0.215)</text:p>
          </table:table-cell>
          <table:table-cell office:value-type="string">
            <text:p>0.278 (0.198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Levensthein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276 (0.101)</text:p>
          </table:table-cell>
          <table:table-cell office:value-type="string">
            <text:p>0.154 (0.113)</text:p>
          </table:table-cell>
          <table:table-cell office:value-type="string">
            <text:p>0.272 (0.111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236 (0.196)</text:p>
          </table:table-cell>
          <table:table-cell office:value-type="string">
            <text:p>0.171 (0.184)</text:p>
          </table:table-cell>
          <table:table-cell office:value-type="string">
            <text:p>0.235 (0.195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99 (0.105)</text:p>
          </table:table-cell>
          <table:table-cell office:value-type="string">
            <text:p>0.052 (0.097)</text:p>
          </table:table-cell>
          <table:table-cell office:value-type="string">
            <text:p>0.098 (0.104)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Possible to hit 1 at 1.5</text:p>
          </table:table-cell>
          <table:table-cell table:style-name="ce2" table:number-columns-repeated="10"/>
          <table:table-cell table:style-name="ce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6/24/2016</text:date>, <text:time>12:5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6-23T19:09:41</meta:creation-date>
    <dc:date>2016-06-24T12:51:40</dc:date>
    <dc:creator>Heinzel Mann</dc:creator>
    <meta:editing-duration>PT5H36M38S</meta:editing-duration>
    <meta:editing-cycles>11</meta:editing-cycles>
    <meta:generator>OpenOffice/4.1.2$Unix OpenOffice.org_project/412m3$Build-9782</meta:generator>
    <meta:document-statistic meta:table-count="3" meta:cell-count="587" meta:object-count="0"/>
  </office:meta>
</office:document-meta>
</file>